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2.544cm" fo:min-width="7.247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2.389cm" fo:min-width="4.219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2.984cm" fo:min-width="2.734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2.73cm" fo:min-width="6.417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2.845cm" fo:min-width="7.29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-color="#adc5e7" draw:textarea-horizontal-align="justify" draw:textarea-vertical-align="middle" draw:auto-grow-height="false" fo:min-height="2.354cm" fo:min-width="2.485cm"/>
    </style:style>
    <style:style style:name="gr9" style:family="graphic" style:parent-style-name="standard">
      <style:graphic-properties draw:fill-color="#fcd4d1" draw:textarea-horizontal-align="justify" draw:textarea-vertical-align="middle" draw:auto-grow-height="false" fo:min-height="3.11cm" fo:min-width="3.818cm"/>
    </style:style>
    <style:style style:name="gr10" style:family="graphic" style:parent-style-name="standard">
      <style:graphic-properties draw:fill-color="#fcd4d1" draw:textarea-horizontal-align="justify" draw:textarea-vertical-align="middle" draw:auto-grow-height="false" fo:min-height="3.648cm" fo:min-width="3.398cm"/>
    </style:style>
    <style:style style:name="gr11" style:family="graphic" style:parent-style-name="objectwithoutfill">
      <style:graphic-properties draw:marker-end="Arrow" draw:marker-end-width="0.3cm" draw:fill="none" draw:fill-color="#adc5e7" draw:textarea-vertical-align="middle"/>
    </style:style>
    <style:style style:name="gr12" style:family="graphic" style:parent-style-name="standard">
      <style:graphic-properties draw:fill-color="#fcd4d1" draw:textarea-horizontal-align="justify" draw:textarea-vertical-align="middle" draw:auto-grow-height="false" fo:min-height="1.458cm" fo:min-width="4.125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2.73cm" fo:min-width="6.29cm"/>
    </style:style>
    <style:style style:name="gr14" style:family="graphic" style:parent-style-name="standard">
      <style:graphic-properties draw:fill-color="#e0efd4" draw:textarea-horizontal-align="justify" draw:textarea-vertical-align="middle" draw:auto-grow-height="false" fo:min-height="3.188cm" fo:min-width="8.145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fill-color="#adc5e7" draw:textarea-vertical-align="middle"/>
    </style:style>
    <style:style style:name="gr16" style:family="graphic" style:parent-style-name="standard">
      <style:graphic-properties draw:fill-color="#e0efd4" draw:textarea-horizontal-align="justify" draw:textarea-vertical-align="middle" draw:auto-grow-height="false" fo:min-height="1.398cm" fo:min-width="5.733cm" fo:wrap-option="no-wrap"/>
    </style:style>
    <style:style style:name="gr17" style:family="graphic" style:parent-style-name="standard">
      <style:graphic-properties draw:fill-color="#fcd4d1" draw:textarea-horizontal-align="justify" draw:textarea-vertical-align="middle" draw:auto-grow-height="false" fo:min-height="1.985cm" fo:min-width="5.027cm" fo:wrap-option="no-wrap"/>
    </style:style>
    <style:style style:name="gr18" style:family="graphic" style:parent-style-name="standard">
      <style:graphic-properties draw:fill-color="#adc5e7" draw:textarea-horizontal-align="justify" draw:textarea-vertical-align="middle" draw:auto-grow-height="false" fo:min-height="1.632cm" fo:min-width="4.91cm" fo:wrap-option="no-wrap"/>
    </style:style>
    <style:style style:name="gr19" style:family="graphic" style:parent-style-name="standard">
      <style:graphic-properties draw:fill-color="#fcd4d1" draw:textarea-horizontal-align="justify" draw:textarea-vertical-align="middle" draw:auto-grow-height="false" fo:min-height="1.742cm" fo:min-width="3.841cm"/>
    </style:style>
    <style:style style:name="gr20" style:family="graphic" style:parent-style-name="standard">
      <style:graphic-properties draw:fill-color="#fffbcc" draw:textarea-horizontal-align="justify" draw:textarea-vertical-align="middle" draw:auto-grow-height="false" fo:min-height="3.876cm" fo:min-width="9.722cm"/>
    </style:style>
    <style:style style:name="gr21" style:family="graphic" style:parent-style-name="standard">
      <style:graphic-properties draw:fill-color="#fffbcc" draw:textarea-horizontal-align="justify" draw:textarea-vertical-align="middle" draw:auto-grow-height="false" fo:min-height="2.272cm" fo:min-width="11.674cm"/>
    </style:style>
    <style:style style:name="gr22" style:family="graphic" style:parent-style-name="standard">
      <style:graphic-properties draw:fill-color="#fffbcc" draw:textarea-horizontal-align="justify" draw:textarea-vertical-align="middle" draw:auto-grow-height="false" fo:min-height="3.648cm" fo:min-width="7.589cm"/>
    </style:style>
    <style:style style:name="gr23" style:family="graphic" style:parent-style-name="standard">
      <style:graphic-properties draw:fill-color="#fcc79b" draw:textarea-horizontal-align="justify" draw:textarea-vertical-align="middle" draw:auto-grow-height="false" fo:min-height="3.18cm" fo:min-width="2.422cm"/>
    </style:style>
    <style:style style:name="gr24" style:family="graphic" style:parent-style-name="standard">
      <style:graphic-properties draw:fill-color="#fcc79b" draw:textarea-horizontal-align="justify" draw:textarea-vertical-align="middle" draw:auto-grow-height="false" fo:min-height="3.243cm" fo:min-width="3.184cm"/>
    </style:style>
    <style:style style:name="gr25" style:family="graphic" style:parent-style-name="standard">
      <style:graphic-properties draw:fill-color="#fcc79b" draw:textarea-horizontal-align="justify" draw:textarea-vertical-align="middle" draw:auto-grow-height="false" fo:min-height="3.814cm" fo:min-width="3.628cm"/>
    </style:style>
    <style:style style:name="gr26" style:family="graphic" style:parent-style-name="objectwithoutfill">
      <style:graphic-properties draw:marker-end="Arrow" draw:marker-end-width="0.3cm" draw:fill="none" draw:fill-color="#fcc79b" draw:textarea-vertical-align="middle"/>
    </style:style>
    <style:style style:name="gr27" style:family="graphic" style:parent-style-name="standard">
      <style:graphic-properties draw:fill-color="#fffbcc" draw:textarea-horizontal-align="justify" draw:textarea-vertical-align="middle" draw:auto-grow-height="false" fo:min-height="2.808cm" fo:min-width="9.378cm" fo:wrap-option="no-wrap"/>
    </style:style>
    <style:style style:name="gr28" style:family="graphic" style:parent-style-name="standard">
      <style:graphic-properties draw:fill-color="#fcc79b" draw:textarea-horizontal-align="justify" draw:textarea-vertical-align="middle" draw:auto-grow-height="false" fo:min-height="3.278cm" fo:min-width="7.145cm" fo:wrap-option="no-wrap"/>
    </style:style>
    <style:style style:name="gr29" style:family="graphic" style:parent-style-name="standard">
      <style:graphic-properties draw:fill-color="#87d1d1" draw:textarea-horizontal-align="justify" draw:textarea-vertical-align="middle" draw:auto-grow-height="false" fo:min-height="7.429cm" fo:min-width="7.179cm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cd4d1"/>
      <style:paragraph-properties fo:text-align="center"/>
    </style:style>
    <style:style style:name="P5" style:family="paragraph">
      <loext:graphic-properties draw:fill="none" draw:fill-color="#adc5e7"/>
      <style:paragraph-properties fo:text-align="center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loext:graphic-properties draw:fill-color="#e0efd4"/>
      <style:paragraph-properties fo:text-align="center"/>
      <style:text-properties fo:font-style="normal" style:font-style-asian="normal" style:font-style-complex="normal"/>
    </style:style>
    <style:style style:name="P8" style:family="paragraph">
      <loext:graphic-properties draw:fill-color="#e0efd4"/>
      <style:paragraph-properties fo:text-align="center"/>
    </style:style>
    <style:style style:name="P9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cd4d1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adc5e7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fffbcc"/>
      <style:paragraph-properties fo:text-align="center"/>
    </style:style>
    <style:style style:name="P13" style:family="paragraph">
      <loext:graphic-properties draw:fill-color="#fcc79b"/>
      <style:paragraph-properties fo:text-align="center"/>
    </style:style>
    <style:style style:name="P14" style:family="paragraph">
      <loext:graphic-properties draw:fill="none" draw:fill-color="#fcc79b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-color="#fcc79b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87d1d1"/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747cm" svg:height="2.794cm" svg:x="2.397cm" svg:y="2.651cm">
          <text:p text:style-name="P1">Run Main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493cm" svg:height="4.191cm" svg:x="2.651cm" svg:y="8.493cm">
          <text:p text:style-name="P1">Read</text:p>
          <text:p text:style-name="P1">System</text:p>
          <text:p text:style-name="P1">Configuration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3" draw:id="id3" draw:layer="layout" svg:width="4.572cm" svg:height="4.572cm" svg:x="13.954cm" svg:y="8.239cm">
          <text:p text:style-name="P1">LoadData:</text:p>
          <text:p text:style-name="P1">Load system </text:p>
          <text:p text:style-name="P1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7.239cm" svg:height="3.302cm" svg:x="4.429cm" svg:y="23.86cm">
          <text:p text:style-name="P1">Run Single File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8.128cm" svg:height="3.429cm" svg:x="15.224cm" svg:y="23.987cm">
          <text:p text:style-name="P1">Run Multiple File 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6.27cm" svg:y1="5.445cm" svg:x2="6.398cm" svg:y2="8.493cm" draw:start-shape="id1" draw:start-glue-point="2" draw:end-shape="id2" draw:end-glue-point="5" svg:d="M6270 5445l128 3048" svg:viewBox="0 0 129 3049">
          <text:p/>
        </draw:connector>
        <draw:connector draw:style-name="gr7" draw:text-style-name="P3" draw:layer="layout" draw:type="line" svg:x1="10.144cm" svg:y1="10.588cm" svg:x2="13.954cm" svg:y2="10.525cm" draw:start-shape="id2" draw:end-shape="id3" svg:d="M10144 10588l3810-63" svg:viewBox="0 0 3811 64">
          <text:p/>
        </draw:connector>
        <draw:custom-shape draw:style-name="gr8" draw:text-style-name="P2" xml:id="id4" draw:id="id4" draw:layer="layout" svg:width="5.969cm" svg:height="5.207cm" svg:x="3.413cm" svg:y="14.589cm">
          <text:p text:style-name="P1">Select </text:p>
          <text:p text:style-name="P1">Analysis</text:p>
          <text:p text:style-name="P1">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6.398cm" svg:y1="12.684cm" svg:x2="6.398cm" svg:y2="14.589cm" draw:start-shape="id2" draw:start-glue-point="8" draw:end-shape="id4" draw:end-glue-point="4" svg:d="M6398 12684v1905" svg:viewBox="0 0 1 1906">
          <text:p/>
        </draw:connector>
        <draw:connector draw:style-name="gr6" draw:text-style-name="P3" draw:layer="layout" svg:x1="9.382cm" svg:y1="17.193cm" svg:x2="19.288cm" svg:y2="23.987cm" draw:start-shape="id4" draw:start-glue-point="7" draw:end-shape="id5" draw:end-glue-point="0" svg:d="M9382 17193h9906v6794" svg:viewBox="0 0 9907 6795">
          <text:p/>
        </draw:connector>
        <draw:connector draw:style-name="gr6" draw:text-style-name="P3" draw:layer="layout" svg:x1="6.398cm" svg:y1="19.796cm" svg:x2="8.048cm" svg:y2="23.86cm" draw:start-shape="id4" draw:start-glue-point="6" draw:end-shape="id6" svg:d="M6398 19796v2032h1650v2032" svg:viewBox="0 0 1651 4065">
          <text:p/>
        </draw:connector>
        <draw:connector draw:style-name="gr6" draw:text-style-name="P3" draw:layer="layout" svg:x1="15.224cm" svg:y1="25.701cm" svg:x2="11.668cm" svg:y2="25.511cm" draw:start-shape="id5" draw:start-glue-point="3" draw:end-shape="id6" svg:d="M15224 25701h-1778v-190h-1778" svg:viewBox="0 0 3557 191">
          <text:p/>
        </draw:connector>
        <draw:custom-shape draw:style-name="gr9" draw:text-style-name="P4" xml:id="id7" draw:id="id7" draw:layer="layout" svg:width="6.858cm" svg:height="5.334cm" svg:x="4.048cm" svg:y="31.861cm">
          <text:p text:style-name="P1">Read single </text:p>
          <text:p text:style-name="P1">runf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8" draw:id="id8" draw:layer="layout" svg:width="4.318cm" svg:height="4.318cm" svg:x="4.937cm" svg:y="39.227cm">
          <text:p text:style-name="P1">Run Set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9" draw:id="id9" draw:layer="layout" svg:width="4.318cm" svg:height="4.318cm" svg:x="4.81cm" svg:y="47.99cm">
          <text:p text:style-name="P1">Run </text:p>
          <text:p text:style-name="P1">Build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8.048cm" svg:y1="27.162cm" svg:x2="8.334cm" svg:y2="31.861cm" draw:start-shape="id6" draw:start-glue-point="2" draw:end-shape="id7" draw:end-glue-point="4" svg:d="M8048 27162v2350h286v2349" svg:viewBox="0 0 287 4700">
          <text:p/>
        </draw:connector>
        <draw:connector draw:style-name="gr11" draw:text-style-name="P5" draw:layer="layout" svg:x1="7.477cm" svg:y1="37.195cm" svg:x2="7.096cm" svg:y2="39.227cm" draw:start-shape="id7" draw:start-glue-point="8" draw:end-shape="id8" draw:end-glue-point="0" svg:d="M7477 37195v1017h-381v1015" svg:viewBox="0 0 382 2033">
          <text:p/>
        </draw:connector>
        <draw:connector draw:style-name="gr11" draw:text-style-name="P5" draw:layer="layout" svg:x1="7.096cm" svg:y1="43.545cm" svg:x2="6.969cm" svg:y2="47.99cm" draw:start-shape="id8" draw:start-glue-point="2" draw:end-shape="id9" draw:end-glue-point="0" svg:d="M7096 43545v2223h-127v2222" svg:viewBox="0 0 128 4446">
          <text:p/>
        </draw:connector>
        <draw:custom-shape draw:style-name="gr12" draw:text-style-name="P4" xml:id="id10" draw:id="id10" draw:layer="layout" svg:width="8.255cm" svg:height="3.048cm" svg:x="14.843cm" svg:y="39.862cm">
          <text:p text:style-name="P1">Initiate </text:p>
          <text:p text:style-name="P1">Standard</text:p>
          <text:p text:style-name="P1">Buil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7" xml:id="id11" draw:id="id11" draw:layer="layout" svg:width="7.112cm" svg:height="3.302cm" svg:x="40.243cm" svg:y="37.068cm">
          <text:p text:style-name="P6"><text:span text:style-name="T1">Clean &amp; Prepare</text:span></text:p>
          <text:p text:style-name="P6"><text:span text:style-name="T1">Data</text:span></text:p>
          <text:p text:style-name="P6"><text:span text:style-name="T2">PrepareFACT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2" draw:id="id12" draw:layer="layout" svg:width="9.017cm" svg:height="3.81cm" svg:x="39.227cm" svg:y="41.767cm">
          <text:p text:style-name="P1">Build Binary</text:p>
          <text:p text:style-name="P1">Activation Matrix</text:p>
          <text:p text:style-name="P1"><text:span text:style-name="T3">ConstructActivationMatrix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22.067cm" svg:y1="41.386cm" svg:x2="40.243cm" svg:y2="38.719cm" draw:start-shape="id10" draw:start-glue-point="4" draw:end-shape="id11" draw:end-glue-point="3" svg:d="M22067 41386h9604v-2667h8572" svg:viewBox="0 0 18177 2668">
          <text:p/>
        </draw:connector>
        <draw:connector draw:style-name="gr11" draw:text-style-name="P5" draw:layer="layout" svg:x1="43.799cm" svg:y1="40.37cm" svg:x2="43.735cm" svg:y2="41.767cm" draw:start-shape="id11" draw:start-glue-point="2" draw:end-shape="id12" draw:end-glue-point="0" svg:d="M43799 40370v699h-64v698" svg:viewBox="0 0 65 1398">
          <text:p/>
        </draw:connector>
        <draw:connector draw:style-name="gr11" draw:text-style-name="P5" draw:layer="layout" svg:x1="39.227cm" svg:y1="43.672cm" svg:x2="18.971cm" svg:y2="42.91cm" draw:start-shape="id12" draw:start-glue-point="3" draw:end-shape="id10" draw:end-glue-point="5" svg:d="M39227 43672h-20256v-762" svg:viewBox="0 0 20257 763">
          <text:p/>
        </draw:connector>
        <draw:connector draw:style-name="gr15" draw:text-style-name="P5" draw:layer="layout" svg:x1="9.255cm" svg:y1="41.386cm" svg:x2="14.843cm" svg:y2="41.386cm" draw:start-shape="id8" draw:start-glue-point="1" draw:end-shape="id10" svg:d="M9255 41386h5588" svg:viewBox="0 0 5589 1">
          <text:p/>
        </draw:connector>
        <draw:custom-shape draw:style-name="gr16" draw:text-style-name="P9" draw:layer="layout" svg:width="6.731cm" svg:height="1.778cm" svg:x="50.53cm" svg:y="38.592cm">
          <text:p text:style-name="P1"><text:span text:style-name="T4">SetUp.py</text:span></text:p>
          <draw:enhanced-geometry svg:viewBox="0 0 21600 21600" draw:text-areas="800 800 20800 20800" draw:type="round-rectangular-callout" draw:modifiers="-8104.8128342246 1372.00674536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5.969cm" svg:height="2.413cm" svg:x="50.53cm" svg:y="31.099cm">
          <text:p text:style-name="P1"><text:span text:style-name="T4">RunAnalysis.py</text:span></text:p>
          <draw:enhanced-geometry svg:viewBox="0 0 21600 21600" draw:text-areas="800 800 20800 20800" draw:type="round-rectangular-callout" draw:modifiers="-87091.0552763819 27478.7075393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1" draw:layer="layout" svg:width="5.842cm" svg:height="2.032cm" svg:x="50.784cm" svg:y="2.143cm">
          <text:p text:style-name="P1"><text:span text:style-name="T4">Main.py</text:span></text:p>
          <draw:enhanced-geometry svg:viewBox="0 0 21600 21600" draw:text-areas="800 800 20800 20800" draw:type="round-rectangular-callout" draw:modifiers="-98869.0741057676 13376.4879488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8.255cm" svg:height="3.048cm" svg:x="14.843cm" svg:y="39.863cm">
          <text:p text:style-name="P1">Initiate </text:p>
          <text:p text:style-name="P1">Standard</text:p>
          <text:p text:style-name="P1">Setu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4" xml:id="id13" draw:id="id13" draw:layer="layout" svg:width="7.747cm" svg:height="3.556cm" svg:x="15.732cm" svg:y="49.006cm">
          <text:p text:style-name="P1">Initiate </text:p>
          <text:p text:style-name="P1">Standard</text:p>
          <text:p text:style-name="P1">Analysis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2" xml:id="id14" draw:id="id14" draw:layer="layout" svg:width="10.668cm" svg:height="4.572cm" svg:x="38.973cm" svg:y="49.133cm">
          <text:p text:style-name="P1">Select Tail Data</text:p>
          <text:p text:style-name="P1"><text:span text:style-name="T3">SetTai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15.732cm" svg:y1="50.784cm" svg:x2="9.128cm" svg:y2="50.149cm" draw:start-shape="id13" draw:end-shape="id9" svg:d="M15732 50784h-3302v-635h-3302" svg:viewBox="0 0 6605 636">
          <text:p/>
        </draw:connector>
        <draw:custom-shape draw:style-name="gr21" draw:text-style-name="P12" xml:id="id15" draw:id="id15" draw:layer="layout" svg:width="12.446cm" svg:height="2.794cm" svg:x="38.084cm" svg:y="57.261cm">
          <text:p text:style-name="P1">Find clustering in each superlayer</text:p>
          <text:p text:style-name="P1"><text:span text:style-name="T3">FindCluster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16" draw:id="id16" draw:layer="layout" svg:width="8.509cm" svg:height="4.318cm" svg:x="39.989cm" svg:y="63.357cm">
          <text:p text:style-name="P1">Vertex Reco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22.511cm" svg:y1="50.784cm" svg:x2="38.973cm" svg:y2="51.419cm" draw:start-shape="id13" draw:start-glue-point="4" draw:end-shape="id14" svg:d="M22511 50784h8715v635h7747" svg:viewBox="0 0 16463 636">
          <text:p/>
        </draw:connector>
        <draw:connector draw:style-name="gr11" draw:text-style-name="P5" draw:layer="layout" svg:x1="44.307cm" svg:y1="53.705cm" svg:x2="44.307cm" svg:y2="57.261cm" draw:start-shape="id14" draw:end-shape="id15" draw:end-glue-point="0" svg:d="M44307 53705v3556" svg:viewBox="0 0 1 3557">
          <text:p/>
        </draw:connector>
        <draw:connector draw:style-name="gr11" draw:text-style-name="P5" draw:layer="layout" svg:x1="44.307cm" svg:y1="60.055cm" svg:x2="44.243cm" svg:y2="63.357cm" draw:start-shape="id15" draw:start-glue-point="2" draw:end-shape="id16" svg:d="M44307 60055v1652h-64v1650" svg:viewBox="0 0 65 3303">
          <text:p/>
        </draw:connector>
        <draw:custom-shape draw:style-name="gr23" draw:text-style-name="P13" xml:id="id17" draw:id="id17" draw:layer="layout" svg:width="5.842cm" svg:height="6.858cm" svg:x="41.132cm" svg:y="68.945cm">
          <text:p text:style-name="P1">Track Pat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3" xml:id="id18" draw:id="id18" draw:layer="layout" svg:width="7.366cm" svg:height="6.985cm" svg:x="41.132cm" svg:y="77.073cm">
          <text:p text:style-name="P1">Find Z-distribu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3" xml:id="id19" draw:id="id19" draw:layer="layout" svg:width="8.255cm" svg:height="8.128cm" svg:x="40.624cm" svg:y="85.582cm">
          <text:p text:style-name="P1">Vertex</text:p>
          <text:p text:style-name="P1">Extrapol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5" draw:layer="layout" svg:x1="48.498cm" svg:y1="65.516cm" svg:x2="46.974cm" svg:y2="72.374cm" draw:start-shape="id16" draw:start-glue-point="1" draw:end-shape="id17" draw:end-glue-point="7" svg:d="M48498 65516h501v6858h-2025" svg:viewBox="0 0 2026 6859">
          <text:p/>
        </draw:connector>
        <draw:connector draw:style-name="gr11" draw:text-style-name="P5" draw:layer="layout" svg:x1="46.974cm" svg:y1="72.374cm" svg:x2="48.498cm" svg:y2="80.566cm" draw:start-shape="id17" draw:end-shape="id18" draw:end-glue-point="7" svg:d="M46974 72374h2026v8192h-502" svg:viewBox="0 0 2027 8193">
          <text:p/>
        </draw:connector>
        <draw:connector draw:style-name="gr11" draw:text-style-name="P5" draw:layer="layout" draw:line-skew="-0.247cm" svg:x1="48.498cm" svg:y1="80.566cm" svg:x2="48.879cm" svg:y2="89.646cm" draw:start-shape="id18" draw:start-glue-point="7" draw:end-shape="id19" draw:end-glue-point="7" svg:d="M48498 80566h635v9080h-254" svg:viewBox="0 0 636 9081">
          <text:p/>
        </draw:connector>
        <draw:connector draw:style-name="gr11" draw:text-style-name="P5" draw:layer="layout" draw:line-skew="-0.768cm" svg:x1="40.624cm" svg:y1="89.646cm" svg:x2="41.132cm" svg:y2="80.566cm" draw:start-shape="id19" draw:end-shape="id18" draw:end-glue-point="5" svg:d="M40624 89646h-1270v-9080h1778" svg:viewBox="0 0 1779 9081">
          <text:p/>
        </draw:connector>
        <draw:connector draw:style-name="gr11" draw:text-style-name="P5" draw:layer="layout" draw:line-skew="-1.15cm" svg:x1="41.132cm" svg:y1="80.566cm" svg:x2="41.132cm" svg:y2="72.374cm" draw:start-shape="id18" draw:start-glue-point="5" draw:end-shape="id17" draw:end-glue-point="5" svg:d="M41132 80566h-1651v-8192h1651" svg:viewBox="0 0 1652 8193">
          <text:p/>
        </draw:connector>
        <draw:connector draw:style-name="gr11" draw:text-style-name="P5" draw:layer="layout" svg:x1="41.132cm" svg:y1="72.374cm" svg:x2="39.989cm" svg:y2="65.516cm" draw:start-shape="id17" draw:start-glue-point="5" draw:end-shape="id16" draw:end-glue-point="3" svg:d="M41132 72374h-1645v-6858h502" svg:viewBox="0 0 1646 6859">
          <text:p/>
        </draw:connector>
        <draw:connector draw:style-name="gr26" draw:text-style-name="P14" draw:layer="layout" draw:line-skew="-12.954cm" svg:x1="39.989cm" svg:y1="65.516cm" svg:x2="9.128cm" svg:y2="50.149cm" draw:start-shape="id16" draw:start-glue-point="3" draw:end-shape="id9" draw:end-glue-point="1" svg:d="M39989 65516h-28384v-15367h-2477" svg:viewBox="0 0 30862 15368">
          <text:p/>
        </draw:connector>
        <draw:custom-shape draw:style-name="gr27" draw:text-style-name="P16" draw:layer="layout" svg:width="10.668cm" svg:height="3.302cm" svg:x="55.864cm" svg:y="49.514cm">
          <text:p text:style-name="P15"><text:span text:style-name="T4">BuildEvents.Py</text:span></text:p>
          <draw:enhanced-geometry svg:viewBox="0 0 21600 21600" draw:text-areas="800 800 20800 20800" draw:type="round-rectangular-callout" draw:modifiers="-9335.23291779923 9894.27792915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7" draw:layer="layout" svg:width="8.255cm" svg:height="3.81cm" svg:x="55.737cm" svg:y="73.644cm">
          <text:p text:style-name="P1"><text:span text:style-name="T4">VertexReconstruction.py</text:span></text:p>
          <draw:enhanced-geometry svg:viewBox="0 0 21600 21600" draw:text-areas="800 800 20800 20800" draw:type="round-rectangular-callout" draw:modifiers="-15485.7558139535 15773.4977696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8" xml:id="id20" draw:id="id20" draw:layer="layout" svg:width="8.509cm" svg:height="8.509cm" svg:x="2.27cm" svg:y="69.834cm">
          <text:p text:style-name="P1">Vizualisation and </text:p>
          <text:p text:style-name="P1">Plo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6.969cm" svg:y1="52.308cm" svg:x2="6.524cm" svg:y2="69.834cm" draw:start-shape="id9" draw:start-glue-point="2" draw:end-shape="id20" svg:d="M6969 52308v8763h-445v8763" svg:viewBox="0 0 446 175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6T10:11:16.054704320</meta:creation-date>
    <dc:date>2020-07-16T15:28:37.299914717</dc:date>
    <meta:editing-duration>PT3M45S</meta:editing-duration>
    <meta:editing-cycles>2</meta:editing-cycles>
    <meta:generator>LibreOffice/6.0.7.3$Linux_X86_64 LibreOffice_project/00m0$Build-3</meta:generator>
    <meta:document-statistic meta:object-count="51"/>
  </office:meta>
</office:document-meta>
</file>